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1.9791in"/>
    </style:style>
    <style:style style:name="co3" style:family="table-column">
      <style:table-column-properties fo:break-before="auto" style:column-width="1.70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5646in" fo:break-before="auto" style:use-optimal-row-height="false"/>
    </style:style>
    <style:style style:name="ro2" style:family="table-row">
      <style:table-row-properties style:row-height="0.9535in" fo:break-before="auto" style:use-optimal-row-height="false"/>
    </style:style>
    <style:style style:name="ro3" style:family="table-row">
      <style:table-row-properties style:row-height="0.6291in" fo:break-before="auto" style:use-optimal-row-height="false"/>
    </style:style>
    <style:style style:name="ro4" style:family="table-row">
      <style:table-row-properties style:row-height="0.6016in" fo:break-before="auto" style:use-optimal-row-height="false"/>
    </style:style>
    <style:style style:name="ro5" style:family="table-row">
      <style:table-row-properties style:row-height="0.6201in" fo:break-before="auto" style:use-optimal-row-height="false"/>
    </style:style>
    <style:style style:name="ro6" style:family="table-row">
      <style:table-row-properties style:row-height="0.6665in" fo:break-before="auto" style:use-optimal-row-height="false"/>
    </style:style>
    <style:style style:name="ro7" style:family="table-row">
      <style:table-row-properties style:row-height="0.7311in" fo:break-before="auto" style:use-optimal-row-height="false"/>
    </style:style>
    <style:style style:name="ro8" style:family="table-row">
      <style:table-row-properties style:row-height="1.0091in" fo:break-before="auto" style:use-optimal-row-height="false"/>
    </style:style>
    <style:style style:name="ro9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eeeeee"/>
      <style:text-properties style:font-name="Times New Roman" fo:font-size="10.5pt" style:font-size-asian="10.5pt" style:font-size-complex="10.5pt"/>
    </style:style>
    <style:style style:name="ce3" style:family="table-cell" style:parent-style-name="Default">
      <style:table-cell-properties fo:background-color="#dddddd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>
            <text:p>Сущности, с которыми работает наша система</text:p>
          </table:table-cell>
          <table:table-cell table:style-name="ce3" office:value-type="string">
            <text:p>Атрибуты</text:p>
          </table:table-cell>
          <table:table-cell table:style-name="ce3" office:value-type="string">
            <text:p>Назначение атрибутов</text:p>
          </table:table-cell>
        </table:table-row>
        <table:table-row table:style-name="ro2">
          <table:table-cell office:value-type="string">
            <text:p>1.Мобильное приложение</text:p>
          </table:table-cell>
          <table:table-cell table:style-name="ce4" office:value-type="string">
            <text:p>CourierID,ClientID,версия приложения, дата последнего обновления, тип устройства</text:p>
          </table:table-cell>
          <table:table-cell office:value-type="string">
            <text:p>Предоставляет пользовательский интерфейс для курьеров и клиентов, позволяющий им взаимодействовать с системой доставки.</text:p>
          </table:table-cell>
        </table:table-row>
        <table:table-row table:style-name="ro3">
          <table:table-cell office:value-type="string">
            <text:p>2.Курьер</text:p>
          </table:table-cell>
          <table:table-cell table:style-name="ce5" office:value-type="string">
            <text:p>CourierID, имя, email, телефон</text:p>
          </table:table-cell>
          <table:table-cell office:value-type="string">
            <text:p>Хранение информации о курьере,их статусе и деятельности в данной системе</text:p>
          </table:table-cell>
        </table:table-row>
        <table:table-row table:style-name="ro4">
          <table:table-cell office:value-type="string">
            <text:p>3.Бухгалтерия</text:p>
          </table:table-cell>
          <table:table-cell office:value-type="string">
            <text:p>AccountingID, номер счета, сумма, дата оплаты, способ оплаты</text:p>
          </table:table-cell>
          <table:table-cell office:value-type="string">
            <text:p>Управление финансовыми транзакциями и оплатами</text:p>
          </table:table-cell>
        </table:table-row>
        <table:table-row table:style-name="ro5">
          <table:table-cell office:value-type="string">
            <text:p>4.Клиент</text:p>
          </table:table-cell>
          <table:table-cell office:value-type="string">
            <text:p>ClientID, адрес, номер телефона, email</text:p>
          </table:table-cell>
          <table:table-cell office:value-type="string">
            <text:p>Хранение информации о клиентах,их историю заказов</text:p>
          </table:table-cell>
        </table:table-row>
        <table:table-row table:style-name="ro6">
          <table:table-cell office:value-type="string">
            <text:p>5.Диспетчер</text:p>
          </table:table-cell>
          <table:table-cell office:value-type="string">
            <text:p>DispatcherID, CourierID, OrderID</text:p>
          </table:table-cell>
          <table:table-cell office:value-type="string">
            <text:p>Координирует работу курьеров, распределяет заказы и управляет процессом доставки</text:p>
          </table:table-cell>
        </table:table-row>
        <table:table-row table:style-name="ro7">
          <table:table-cell office:value-type="string">
            <text:p>6.Заказ</text:p>
          </table:table-cell>
          <table:table-cell office:value-type="string">
            <text:p>OrderID, дата, время,ClientID,CourierID,статус заказа</text:p>
          </table:table-cell>
          <table:table-cell office:value-type="string">
            <text:p>Хранит информацию о заказах, включая детали товаров, адреса доставки и статусы.</text:p>
          </table:table-cell>
        </table:table-row>
        <table:table-row table:style-name="ro8">
          <table:table-cell office:value-type="string">
            <text:p>7.Администратор</text:p>
          </table:table-cell>
          <table:table-cell table:style-name="ce7" office:value-type="string">
            <text:p>CourierID,ClientID,DispatcherID,пароль</text:p>
          </table:table-cell>
          <table:table-cell office:value-type="string">
            <text:p>Управляет всей системой, настраивает права доступа, регистрирует новых пользователей и обслуживает систему в целом.</text:p>
          </table:table-cell>
        </table:table-row>
      </table:table>
      <table:table table:name="Лист2" table:style-name="ta1" table:print="false">
        <table:table-column table:style-name="co4" table:default-cell-style-name="Default"/>
        <table:table-row table:style-name="ro9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5">01/05/2025</text:date>, <text:time>00:10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ина мклина</meta:initial-creator>
    <meta:creation-date>2025-01-04T23:37:02</meta:creation-date>
    <dc:date>2025-01-05T00:10:43</dc:date>
    <dc:creator>алина мклина</dc:creator>
    <meta:editing-duration>PT2M26S</meta:editing-duration>
    <meta:editing-cycles>1</meta:editing-cycles>
    <meta:generator>OpenOffice/4.1.14$Unix OpenOffice.org_project/4114m1$Build-9811</meta:generator>
    <meta:document-statistic meta:table-count="3" meta:cell-count="24" meta:object-count="0"/>
    <meta:user-defined meta:name=""/>
  </office:meta>
</office:document-meta>
</file>